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75cm"/>
    </style:style>
    <style:style style:name="co2" style:family="table-column">
      <style:table-column-properties fo:break-before="auto" style:column-width="4.902cm"/>
    </style:style>
    <style:style style:name="co3" style:family="table-column">
      <style:table-column-properties fo:break-before="auto" style:column-width="1.49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302cm"/>
    </style:style>
    <style:style style:name="co6" style:family="table-column">
      <style:table-column-properties fo:break-before="auto" style:column-width="3.902cm"/>
    </style:style>
    <style:style style:name="co7" style:family="table-column">
      <style:table-column-properties fo:break-before="auto" style:column-width="4.145cm"/>
    </style:style>
    <style:style style:name="co8" style:family="table-column">
      <style:table-column-properties fo:break-before="auto" style:column-width="4.175cm"/>
    </style:style>
    <style:style style:name="co9" style:family="table-column">
      <style:table-column-properties fo:break-before="auto" style:column-width="3.29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order="0.06pt solid #000000"/>
      <style:text-properties style:text-underline-style="none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0.06pt solid #000000"/>
      <style:text-properties style:font-name="Liberation Sans" style:font-name-asian="Droid Sans Fallback" style:font-name-complex="FreeSans"/>
    </style:style>
    <style:style style:name="ce13" style:family="table-cell" style:parent-style-name="Default">
      <style:table-cell-properties fo:border="none"/>
      <style:text-properties style:font-name="Liberation Sans" style:font-name-asian="Droid Sans Fallback" style:font-name-complex="FreeSans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17.858cm" svg:height="9.001cm" svg:x="28.657cm" svg:y="2.769cm">
            <draw:object draw:notify-on-update-of-ranges="Hoja1.P2:Hoja1.P2 Hoja1.P3:Hoja1.P5 Hoja1.Q2:Hoja1.Q2 Hoja1.Q3:Hoja1.Q5 Hoja1.R2:Hoja1.R2 Hoja1.R3:Hoja1.R5 Hoja1.S2:Hoja1.S2 Hoja1.S3:Hoja1.S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7.706cm" svg:height="8.999cm" svg:x="29.525cm" svg:y="14.489cm">
            <draw:object draw:notify-on-update-of-ranges="Hoja1.P28:Hoja1.P28 Hoja1.P29:Hoja1.P31 Hoja1.Q28:Hoja1.Q28 Hoja1.Q29:Hoja1.Q31 Hoja1.R28:Hoja1.R28 Hoja1.R29:Hoja1.R31 Hoja1.S28:Hoja1.S28 Hoja1.S29:Hoja1.S3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7.951cm" svg:height="8.999cm" svg:x="26.229cm" svg:y="27.795cm">
            <draw:object draw:notify-on-update-of-ranges="Hoja1.P57:Hoja1.P57 Hoja1.P58:Hoja1.P60 Hoja1.Q57:Hoja1.Q57 Hoja1.Q58:Hoja1.Q60 Hoja1.R57:Hoja1.R57 Hoja1.R58:Hoja1.R60 Hoja1.S57:Hoja1.S57 Hoja1.S58:Hoja1.S60 Hoja1.T57:Hoja1.T57 Hoja1.T58:Hoja1.T6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8.194cm" svg:height="8.999cm" svg:x="1.7cm" svg:y="24.797cm">
            <draw:object draw:notify-on-update-of-ranges="Hoja1.P84:Hoja1.P84 Hoja1.P85:Hoja1.P87 Hoja1.Q84:Hoja1.Q84 Hoja1.Q85:Hoja1.Q87 Hoja1.R84:Hoja1.R84 Hoja1.R85:Hoja1.R87 Hoja1.S84:Hoja1.S84 Hoja1.S85:Hoja1.S87 Hoja1.T84:Hoja1.T84 Hoja1.T85:Hoja1.T87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0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row table:style-name="ro1">
          <table:table-cell table:number-columns-repeated="21"/>
        </table:table-row>
        <table:table-row table:style-name="ro1">
          <table:table-cell table:style-name="ce1" office:value-type="string" calcext:value-type="string">
            <text:p>Apache Benchmark:</text:p>
          </table:table-cell>
          <table:table-cell table:style-name="ce1"/>
          <table:table-cell table:number-columns-repeated="13"/>
          <table:table-cell table:style-name="ce14"/>
          <table:table-cell table:style-name="ce15" office:value-type="string" calcext:value-type="string">
            <text:p>Time Taken For Tests</text:p>
          </table:table-cell>
          <table:table-cell table:style-name="ce15" office:value-type="string" calcext:value-type="string">
            <text:p>Failed Requests</text:p>
          </table:table-cell>
          <table:table-cell table:style-name="ce15" office:value-type="string" calcext:value-type="string">
            <text:p>Requests per Second</text:p>
          </table:table-cell>
          <table:table-cell table:number-columns-repeated="2"/>
        </table:table-row>
        <table:table-row table:style-name="ro1">
          <table:table-cell table:number-columns-repeated="15"/>
          <table:table-cell table:style-name="ce15" office:value-type="string" calcext:value-type="string">
            <text:p>Servidor Individual</text:p>
          </table:table-cell>
          <table:table-cell table:style-name="ce14" table:formula="of:=AVERAGE([.C7];[.D7];[.E7];[.F7];[.G7];[.H7];[.I7];[.J7];[.K7];[.L7])" office:value-type="float" office:value="264.8467" calcext:value-type="float">
            <text:p>264,8467</text:p>
          </table:table-cell>
          <table:table-cell table:style-name="ce14" table:formula="of:=AVERAGE([.C8];[.D8];[.E8];[.F8];[.G8];[.H8];[.I8];[.J8];[.K8];[.L8])" office:value-type="float" office:value="98.1" calcext:value-type="float">
            <text:p>98,1</text:p>
          </table:table-cell>
          <table:table-cell table:style-name="ce14" table:formula="of:=AVERAGE([.C9];[.D9];[.E9];[.F9];[.G9];[.H9];[.I9];[.J9];[.K9];[.L9])" office:value-type="float" office:value="3.775" calcext:value-type="float">
            <text:p>3,775</text:p>
          </table:table-cell>
          <table:table-cell table:number-columns-repeated="2"/>
        </table:table-row>
        <table:table-row table:style-name="ro1">
          <table:table-cell table:number-columns-repeated="15"/>
          <table:table-cell table:style-name="ce15" office:value-type="string" calcext:value-type="string">
            <text:p>Nginx – Round Robin</text:p>
          </table:table-cell>
          <table:table-cell table:style-name="ce14" table:formula="of:=AVERAGE([.C14];[.D14];[.E14];[.F14];[.G14];[.H14];[.I14];[.J14];[.K14];[.L14])" office:value-type="float" office:value="169.1287" calcext:value-type="float">
            <text:p>169,1287</text:p>
          </table:table-cell>
          <table:table-cell table:style-name="ce14" table:formula="of:=AVERAGE([.C15];[.D15];[.E15];[.F15];[.G15];[.H15];[.I15];[.J15];[.K15];[.L15])" office:value-type="float" office:value="100.9" calcext:value-type="float">
            <text:p>100,9</text:p>
          </table:table-cell>
          <table:table-cell table:style-name="ce14" table:formula="of:=AVERAGE([.C16];[.D16];[.E16];[.F16];[.G16];[.H16];[.I16];[.J16];[.K16];[.L16])" office:value-type="float" office:value="6.377" calcext:value-type="float">
            <text:p>6,377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office:value-type="string" calcext:value-type="string">
            <text:p>Servidor Individual</text:p>
          </table:table-cell>
          <table:table-cell table:number-columns-repeated="11"/>
          <table:table-cell table:style-name="ce15" office:value-type="string" calcext:value-type="string">
            <text:p>Haproxy – Round Robin</text:p>
          </table:table-cell>
          <table:table-cell table:style-name="ce14" table:formula="of:=AVERAGE([.C21];[.D21];[.E21];[.F21];[.G21];[.H21];[.I21];[.J21];[.K21];[.L21])" office:value-type="float" office:value="142.5592" calcext:value-type="float">
            <text:p>142,5592</text:p>
          </table:table-cell>
          <table:table-cell table:style-name="ce14" table:formula="of:=AVERAGE([.C22];[.D22];[.E22];[.F22];[.G22];[.H22];[.I22];[.J22];[.K22];[.L22])" office:value-type="float" office:value="109.5" calcext:value-type="float">
            <text:p>109,5</text:p>
          </table:table-cell>
          <table:table-cell table:style-name="ce14" table:formula="of:=AVERAGE([.C23];[.D23];[.E23];[.F23];[.G23];[.H23];[.I23];[.J23];[.K23];[.L23])" office:value-type="float" office:value="7.084" calcext:value-type="float">
            <text:p>7,084</text:p>
          </table:table-cell>
          <table:table-cell table:number-columns-repeated="2"/>
        </table:table-row>
        <table:table-row table:style-name="ro1">
          <table:table-cell table:style-name="ce2" table:number-columns-repeated="2"/>
          <table:table-cell table:style-name="ce6" office:value-type="string" calcext:value-type="string">
            <text:p>Test 1</text:p>
          </table:table-cell>
          <table:table-cell table:style-name="ce6" office:value-type="string" calcext:value-type="string">
            <text:p>Test 2</text:p>
          </table:table-cell>
          <table:table-cell table:style-name="ce10" office:value-type="string" calcext:value-type="string">
            <text:p>Test 3</text:p>
          </table:table-cell>
          <table:table-cell table:style-name="ce11" office:value-type="string" calcext:value-type="string">
            <text:p>Test 4</text:p>
          </table:table-cell>
          <table:table-cell table:style-name="ce11" office:value-type="string" calcext:value-type="string">
            <text:p>Test 5</text:p>
          </table:table-cell>
          <table:table-cell table:style-name="ce10" office:value-type="string" calcext:value-type="string">
            <text:p>Test 6</text:p>
          </table:table-cell>
          <table:table-cell table:style-name="ce11" office:value-type="string" calcext:value-type="string">
            <text:p>Test 7</text:p>
          </table:table-cell>
          <table:table-cell table:style-name="ce11" office:value-type="string" calcext:value-type="string">
            <text:p>Test 8</text:p>
          </table:table-cell>
          <table:table-cell table:style-name="ce11" office:value-type="string" calcext:value-type="string">
            <text:p>Test 9</text:p>
          </table:table-cell>
          <table:table-cell table:style-name="ce11" office:value-type="string" calcext:value-type="string">
            <text:p>Test 10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VARIANZA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Time taken for tests: (sec)</text:p>
          </table:table-cell>
          <table:table-cell table:style-name="ce7" office:value-type="float" office:value="263.39" calcext:value-type="float">
            <text:p>263,39</text:p>
          </table:table-cell>
          <table:table-cell table:style-name="ce7" office:value-type="float" office:value="262.389" calcext:value-type="float">
            <text:p>262,389</text:p>
          </table:table-cell>
          <table:table-cell table:style-name="ce7" office:value-type="float" office:value="265.72" calcext:value-type="float">
            <text:p>265,72</text:p>
          </table:table-cell>
          <table:table-cell table:style-name="ce7" office:value-type="float" office:value="266.675" calcext:value-type="float">
            <text:p>266,675</text:p>
          </table:table-cell>
          <table:table-cell table:style-name="ce7" office:value-type="float" office:value="263.045" calcext:value-type="float">
            <text:p>263,045</text:p>
          </table:table-cell>
          <table:table-cell table:style-name="ce7" office:value-type="float" office:value="263.938" calcext:value-type="float">
            <text:p>263,938</text:p>
          </table:table-cell>
          <table:table-cell table:style-name="ce7" office:value-type="float" office:value="265.421" calcext:value-type="float">
            <text:p>265,421</text:p>
          </table:table-cell>
          <table:table-cell table:style-name="ce7" office:value-type="float" office:value="266.539" calcext:value-type="float">
            <text:p>266,539</text:p>
          </table:table-cell>
          <table:table-cell table:style-name="ce7" office:value-type="float" office:value="265.667" calcext:value-type="float">
            <text:p>265,667</text:p>
          </table:table-cell>
          <table:table-cell table:style-name="ce7" office:value-type="float" office:value="265.683" calcext:value-type="float">
            <text:p>265,683</text:p>
          </table:table-cell>
          <table:table-cell table:style-name="ce12" table:formula="of:=AVERAGE([.C7];[.D7];[.E7];[.F7];[.G7];[.H7];[.I7];[.J7];[.K7];[.L7])" office:value-type="float" office:value="264.8467" calcext:value-type="float">
            <text:p>264,8467</text:p>
          </table:table-cell>
          <table:table-cell table:style-name="ce8" table:formula="of:=STDEV([.C7];[.D7];[.E7];[.F7];[.G7];[.H7];[.I7];[.J7];[.K7];[.L7])" office:value-type="float" office:value="1.52408245985722" calcext:value-type="float">
            <text:p>1,5240824599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Failed requests: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float" office:value="101" calcext:value-type="float">
            <text:p>101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float" office:value="102" calcext:value-type="float">
            <text:p>102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float" office:value="106" calcext:value-type="float">
            <text:p>106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float" office:value="97" calcext:value-type="float">
            <text:p>97</text:p>
          </table:table-cell>
          <table:table-cell table:style-name="ce8" table:formula="of:=AVERAGE([.C8];[.D8];[.E8];[.F8];[.G8];[.H8];[.I8];[.J8];[.K8];[.L8])" office:value-type="float" office:value="98.1" calcext:value-type="float">
            <text:p>98,1</text:p>
          </table:table-cell>
          <table:table-cell table:style-name="ce8" table:formula="of:=STDEV([.C8];[.D8];[.E8];[.F8];[.G8];[.H8];[.I8];[.J8];[.K8];[.L8])" office:value-type="float" office:value="11.0398268907523" calcext:value-type="float">
            <text:p>11,0398268908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Requests per second:</text:p>
          </table:table-cell>
          <table:table-cell table:style-name="ce7" office:value-type="float" office:value="3.8" calcext:value-type="float">
            <text:p>3,8</text:p>
          </table:table-cell>
          <table:table-cell table:style-name="ce7" office:value-type="float" office:value="3.81" calcext:value-type="float">
            <text:p>3,81</text:p>
          </table:table-cell>
          <table:table-cell table:style-name="ce7" office:value-type="float" office:value="3.76" calcext:value-type="float">
            <text:p>3,76</text:p>
          </table:table-cell>
          <table:table-cell table:style-name="ce7" office:value-type="float" office:value="3.75" calcext:value-type="float">
            <text:p>3,75</text:p>
          </table:table-cell>
          <table:table-cell table:style-name="ce7" office:value-type="float" office:value="3.8" calcext:value-type="float">
            <text:p>3,8</text:p>
          </table:table-cell>
          <table:table-cell table:style-name="ce7" office:value-type="float" office:value="3.79" calcext:value-type="float">
            <text:p>3,79</text:p>
          </table:table-cell>
          <table:table-cell table:style-name="ce7" office:value-type="float" office:value="3.77" calcext:value-type="float">
            <text:p>3,77</text:p>
          </table:table-cell>
          <table:table-cell table:style-name="ce7" office:value-type="float" office:value="3.75" calcext:value-type="float">
            <text:p>3,75</text:p>
          </table:table-cell>
          <table:table-cell table:number-columns-repeated="2" table:style-name="ce7" office:value-type="float" office:value="3.76" calcext:value-type="float">
            <text:p>3,76</text:p>
          </table:table-cell>
          <table:table-cell table:style-name="ce8" table:formula="of:=AVERAGE([.C9];[.D9];[.E9];[.F9];[.G9];[.H9];[.I9];[.J9];[.K9];[.L9])" office:value-type="float" office:value="3.775" calcext:value-type="float">
            <text:p>3,775</text:p>
          </table:table-cell>
          <table:table-cell table:style-name="ce8" table:formula="of:=STDEV([.C9];[.D9];[.E9];[.F9];[.G9];[.H9];[.I9];[.J9];[.K9];[.L9])" office:value-type="float" office:value="0.0227303028283098" calcext:value-type="float">
            <text:p>0,0227303028</text:p>
          </table:table-cell>
          <table:table-cell table:number-columns-repeated="7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number-columns-repeated="3"/>
          <table:table-cell table:style-name="ce2" office:value-type="string" calcext:value-type="string">
            <text:p>Nginx – Round Robin</text:p>
          </table:table-cell>
          <table:table-cell table:style-name="ce2" table:number-columns-repeated="2"/>
          <table:table-cell table:number-columns-repeated="15"/>
        </table:table-row>
        <table:table-row table:style-name="ro1">
          <table:table-cell table:number-columns-repeated="2"/>
          <table:table-cell table:style-name="ce6" office:value-type="string" calcext:value-type="string">
            <text:p>Test 1</text:p>
          </table:table-cell>
          <table:table-cell table:style-name="ce6" office:value-type="string" calcext:value-type="string">
            <text:p>Test 2</text:p>
          </table:table-cell>
          <table:table-cell table:style-name="ce10" office:value-type="string" calcext:value-type="string">
            <text:p>Test 3</text:p>
          </table:table-cell>
          <table:table-cell table:style-name="ce11" office:value-type="string" calcext:value-type="string">
            <text:p>Test 4</text:p>
          </table:table-cell>
          <table:table-cell table:style-name="ce11" office:value-type="string" calcext:value-type="string">
            <text:p>Test 5</text:p>
          </table:table-cell>
          <table:table-cell table:style-name="ce10" office:value-type="string" calcext:value-type="string">
            <text:p>Test 6</text:p>
          </table:table-cell>
          <table:table-cell table:style-name="ce11" office:value-type="string" calcext:value-type="string">
            <text:p>Test 7</text:p>
          </table:table-cell>
          <table:table-cell table:style-name="ce11" office:value-type="string" calcext:value-type="string">
            <text:p>Test 8</text:p>
          </table:table-cell>
          <table:table-cell table:style-name="ce11" office:value-type="string" calcext:value-type="string">
            <text:p>Test 9</text:p>
          </table:table-cell>
          <table:table-cell table:style-name="ce11" office:value-type="string" calcext:value-type="string">
            <text:p>Test 10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VARIANZA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Time taken for tests: (sec)</text:p>
          </table:table-cell>
          <table:table-cell table:style-name="ce8" office:value-type="float" office:value="137.179" calcext:value-type="float">
            <text:p>137,179</text:p>
          </table:table-cell>
          <table:table-cell table:style-name="ce8" office:value-type="float" office:value="139.243" calcext:value-type="float">
            <text:p>139,243</text:p>
          </table:table-cell>
          <table:table-cell table:style-name="ce8" office:value-type="float" office:value="165.013" calcext:value-type="float">
            <text:p>165,013</text:p>
          </table:table-cell>
          <table:table-cell table:style-name="ce8" office:value-type="float" office:value="148.306" calcext:value-type="float">
            <text:p>148,306</text:p>
          </table:table-cell>
          <table:table-cell table:style-name="ce8" office:value-type="float" office:value="246.813" calcext:value-type="float">
            <text:p>246,813</text:p>
          </table:table-cell>
          <table:table-cell table:number-columns-repeated="2" table:style-name="ce8" office:value-type="float" office:value="136.053" calcext:value-type="float">
            <text:p>136,053</text:p>
          </table:table-cell>
          <table:table-cell table:style-name="ce8" office:value-type="float" office:value="136.361" calcext:value-type="float">
            <text:p>136,361</text:p>
          </table:table-cell>
          <table:table-cell table:style-name="ce8" office:value-type="float" office:value="137.11" calcext:value-type="float">
            <text:p>137,11</text:p>
          </table:table-cell>
          <table:table-cell table:style-name="ce8" office:value-type="float" office:value="309.156" calcext:value-type="float">
            <text:p>309,156</text:p>
          </table:table-cell>
          <table:table-cell table:style-name="ce8" table:formula="of:=AVERAGE([.C14];[.D14];[.E14];[.F14];[.G14];[.H14];[.I14];[.J14];[.K14];[.L14])" office:value-type="float" office:value="169.1287" calcext:value-type="float">
            <text:p>169,1287</text:p>
          </table:table-cell>
          <table:table-cell table:style-name="ce8" table:formula="of:=STDEV([.C14];[.D14];[.E14];[.F14];[.G14];[.H14];[.I14];[.J14];[.K14];[.L14])" office:value-type="float" office:value="59.9016607097741" calcext:value-type="float">
            <text:p>59,9016607098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Failed requests: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17" calcext:value-type="float">
            <text:p>117</text:p>
          </table:table-cell>
          <table:table-cell table:style-name="ce8" office:value-type="float" office:value="92" calcext:value-type="float">
            <text:p>92</text:p>
          </table:table-cell>
          <table:table-cell table:style-name="ce8" office:value-type="float" office:value="102" calcext:value-type="float">
            <text:p>102</text:p>
          </table:table-cell>
          <table:table-cell table:style-name="ce8" office:value-type="float" office:value="97" calcext:value-type="float">
            <text:p>97</text:p>
          </table:table-cell>
          <table:table-cell table:style-name="ce8" office:value-type="float" office:value="113" calcext:value-type="float">
            <text:p>113</text:p>
          </table:table-cell>
          <table:table-cell table:style-name="ce8" office:value-type="float" office:value="104" calcext:value-type="float">
            <text:p>104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101" calcext:value-type="float">
            <text:p>101</text:p>
          </table:table-cell>
          <table:table-cell table:style-name="ce8" office:value-type="float" office:value="93" calcext:value-type="float">
            <text:p>93</text:p>
          </table:table-cell>
          <table:table-cell table:style-name="ce8" table:formula="of:=AVERAGE([.C15];[.D15];[.E15];[.F15];[.G15];[.H15];[.I15];[.J15];[.K15];[.L15])" office:value-type="float" office:value="100.9" calcext:value-type="float">
            <text:p>100,9</text:p>
          </table:table-cell>
          <table:table-cell table:style-name="ce8" table:formula="of:=STDEV([.C15];[.D15];[.E15];[.F15];[.G15];[.H15];[.I15];[.J15];[.K15];[.L15])" office:value-type="float" office:value="8.77433125023719" calcext:value-type="float">
            <text:p>8,7743312502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Requests per second:</text:p>
          </table:table-cell>
          <table:table-cell table:style-name="ce8" office:value-type="float" office:value="7.29" calcext:value-type="float">
            <text:p>7,29</text:p>
          </table:table-cell>
          <table:table-cell table:style-name="ce8" office:value-type="float" office:value="7.18" calcext:value-type="float">
            <text:p>7,18</text:p>
          </table:table-cell>
          <table:table-cell table:style-name="ce8" office:value-type="float" office:value="6.06" calcext:value-type="float">
            <text:p>6,06</text:p>
          </table:table-cell>
          <table:table-cell table:style-name="ce8" office:value-type="float" office:value="6.74" calcext:value-type="float">
            <text:p>6,74</text:p>
          </table:table-cell>
          <table:table-cell table:style-name="ce8" office:value-type="float" office:value="4.05" calcext:value-type="float">
            <text:p>4,05</text:p>
          </table:table-cell>
          <table:table-cell table:style-name="ce8" office:value-type="float" office:value="7.35" calcext:value-type="float">
            <text:p>7,35</text:p>
          </table:table-cell>
          <table:table-cell table:style-name="ce8" office:value-type="float" office:value="7.25" calcext:value-type="float">
            <text:p>7,25</text:p>
          </table:table-cell>
          <table:table-cell table:style-name="ce8" office:value-type="float" office:value="7.33" calcext:value-type="float">
            <text:p>7,33</text:p>
          </table:table-cell>
          <table:table-cell table:style-name="ce8" office:value-type="float" office:value="7.29" calcext:value-type="float">
            <text:p>7,29</text:p>
          </table:table-cell>
          <table:table-cell table:style-name="ce8" office:value-type="float" office:value="3.23" calcext:value-type="float">
            <text:p>3,23</text:p>
          </table:table-cell>
          <table:table-cell table:style-name="ce8" table:formula="of:=AVERAGE([.C16];[.D16];[.E16];[.F16];[.G16];[.H16];[.I16];[.J16];[.K16];[.L16])" office:value-type="float" office:value="6.377" calcext:value-type="float">
            <text:p>6,377</text:p>
          </table:table-cell>
          <table:table-cell table:style-name="ce8" table:formula="of:=STDEV([.C16];[.D16];[.E16];[.F16];[.G16];[.H16];[.I16];[.J16];[.K16];[.L16])" office:value-type="float" office:value="1.50848746910422" calcext:value-type="float">
            <text:p>1,5084874691</text:p>
          </table:table-cell>
          <table:table-cell table:number-columns-repeated="7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number-columns-repeated="3"/>
          <table:table-cell table:style-name="ce2" office:value-type="string" calcext:value-type="string">
            <text:p>Haproxy – Round Robin</text:p>
          </table:table-cell>
          <table:table-cell table:style-name="ce2" table:number-columns-repeated="2"/>
          <table:table-cell table:number-columns-repeated="15"/>
        </table:table-row>
        <table:table-row table:style-name="ro1">
          <table:table-cell table:number-columns-repeated="2"/>
          <table:table-cell table:style-name="ce6" office:value-type="string" calcext:value-type="string">
            <text:p>Test 1</text:p>
          </table:table-cell>
          <table:table-cell table:style-name="ce6" office:value-type="string" calcext:value-type="string">
            <text:p>Test 2</text:p>
          </table:table-cell>
          <table:table-cell table:style-name="ce10" office:value-type="string" calcext:value-type="string">
            <text:p>Test 3</text:p>
          </table:table-cell>
          <table:table-cell table:style-name="ce11" office:value-type="string" calcext:value-type="string">
            <text:p>Test 4</text:p>
          </table:table-cell>
          <table:table-cell table:style-name="ce11" office:value-type="string" calcext:value-type="string">
            <text:p>Test 5</text:p>
          </table:table-cell>
          <table:table-cell table:style-name="ce10" office:value-type="string" calcext:value-type="string">
            <text:p>Test 6</text:p>
          </table:table-cell>
          <table:table-cell table:style-name="ce11" office:value-type="string" calcext:value-type="string">
            <text:p>Test 7</text:p>
          </table:table-cell>
          <table:table-cell table:style-name="ce11" office:value-type="string" calcext:value-type="string">
            <text:p>Test 8</text:p>
          </table:table-cell>
          <table:table-cell table:style-name="ce11" office:value-type="string" calcext:value-type="string">
            <text:p>Test 9</text:p>
          </table:table-cell>
          <table:table-cell table:style-name="ce11" office:value-type="string" calcext:value-type="string">
            <text:p>Test 10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VARIANZA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Time taken for tests: (sec)</text:p>
          </table:table-cell>
          <table:table-cell table:style-name="ce8" office:value-type="float" office:value="142.201" calcext:value-type="float">
            <text:p>142,201</text:p>
          </table:table-cell>
          <table:table-cell table:style-name="ce8" office:value-type="float" office:value="150.871" calcext:value-type="float">
            <text:p>150,871</text:p>
          </table:table-cell>
          <table:table-cell table:style-name="ce8" office:value-type="float" office:value="186.963" calcext:value-type="float">
            <text:p>186,963</text:p>
          </table:table-cell>
          <table:table-cell table:style-name="ce8" office:value-type="float" office:value="133.486" calcext:value-type="float">
            <text:p>133,486</text:p>
          </table:table-cell>
          <table:table-cell table:style-name="ce8" office:value-type="float" office:value="133.902" calcext:value-type="float">
            <text:p>133,902</text:p>
          </table:table-cell>
          <table:table-cell table:style-name="ce8" office:value-type="float" office:value="135.423" calcext:value-type="float">
            <text:p>135,423</text:p>
          </table:table-cell>
          <table:table-cell table:style-name="ce8" office:value-type="float" office:value="137.76" calcext:value-type="float">
            <text:p>137,76</text:p>
          </table:table-cell>
          <table:table-cell table:style-name="ce8" office:value-type="float" office:value="134.45" calcext:value-type="float">
            <text:p>134,45</text:p>
          </table:table-cell>
          <table:table-cell table:style-name="ce8" office:value-type="float" office:value="134.773" calcext:value-type="float">
            <text:p>134,773</text:p>
          </table:table-cell>
          <table:table-cell table:style-name="ce8" office:value-type="float" office:value="135.763" calcext:value-type="float">
            <text:p>135,763</text:p>
          </table:table-cell>
          <table:table-cell table:style-name="ce8" table:formula="of:=AVERAGE([.C21];[.D21];[.E21];[.F21];[.G21];[.H21];[.I21];[.J21];[.K21];[.L21])" office:value-type="float" office:value="142.5592" calcext:value-type="float">
            <text:p>142,5592</text:p>
          </table:table-cell>
          <table:table-cell table:style-name="ce8" table:formula="of:=STDEV([.C21];[.D21];[.E21];[.F21];[.G21];[.H21];[.I21];[.J21];[.K21];[.L21])" office:value-type="float" office:value="16.4813426219535" calcext:value-type="float">
            <text:p>16,481342622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Failed requests:</text:p>
          </table:table-cell>
          <table:table-cell table:style-name="ce8" office:value-type="float" office:value="105" calcext:value-type="float">
            <text:p>105</text:p>
          </table:table-cell>
          <table:table-cell table:style-name="ce8" office:value-type="float" office:value="97" calcext:value-type="float">
            <text:p>97</text:p>
          </table:table-cell>
          <table:table-cell table:style-name="ce8" office:value-type="float" office:value="116" calcext:value-type="float">
            <text:p>116</text:p>
          </table:table-cell>
          <table:table-cell table:style-name="ce8" office:value-type="float" office:value="111" calcext:value-type="float">
            <text:p>111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float" office:value="96" calcext:value-type="float">
            <text:p>96</text:p>
          </table:table-cell>
          <table:table-cell table:style-name="ce8" office:value-type="float" office:value="127" calcext:value-type="float">
            <text:p>127</text:p>
          </table:table-cell>
          <table:table-cell table:style-name="ce8" office:value-type="float" office:value="117" calcext:value-type="float">
            <text:p>117</text:p>
          </table:table-cell>
          <table:table-cell table:style-name="ce8" office:value-type="float" office:value="116" calcext:value-type="float">
            <text:p>116</text:p>
          </table:table-cell>
          <table:table-cell table:style-name="ce8" office:value-type="float" office:value="111" calcext:value-type="float">
            <text:p>111</text:p>
          </table:table-cell>
          <table:table-cell table:style-name="ce8" table:formula="of:=AVERAGE([.C22];[.D22];[.E22];[.F22];[.G22];[.H22];[.I22];[.J22];[.K22];[.L22])" office:value-type="float" office:value="109.5" calcext:value-type="float">
            <text:p>109,5</text:p>
          </table:table-cell>
          <table:table-cell table:style-name="ce8" table:formula="of:=STDEV([.C22];[.D22];[.E22];[.F22];[.G22];[.H22];[.I22];[.J22];[.K22];[.L22])" office:value-type="float" office:value="10.1132476375187" calcext:value-type="float">
            <text:p>10,1132476375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Requests per second:</text:p>
          </table:table-cell>
          <table:table-cell table:style-name="ce8" office:value-type="float" office:value="7.03" calcext:value-type="float">
            <text:p>7,03</text:p>
          </table:table-cell>
          <table:table-cell table:style-name="ce8" office:value-type="float" office:value="6.63" calcext:value-type="float">
            <text:p>6,63</text:p>
          </table:table-cell>
          <table:table-cell table:style-name="ce8" office:value-type="float" office:value="5.35" calcext:value-type="float">
            <text:p>5,35</text:p>
          </table:table-cell>
          <table:table-cell table:style-name="ce8" office:value-type="float" office:value="7.49" calcext:value-type="float">
            <text:p>7,49</text:p>
          </table:table-cell>
          <table:table-cell table:style-name="ce8" office:value-type="float" office:value="7.47" calcext:value-type="float">
            <text:p>7,47</text:p>
          </table:table-cell>
          <table:table-cell table:style-name="ce8" office:value-type="float" office:value="7.38" calcext:value-type="float">
            <text:p>7,38</text:p>
          </table:table-cell>
          <table:table-cell table:style-name="ce8" office:value-type="float" office:value="7.26" calcext:value-type="float">
            <text:p>7,26</text:p>
          </table:table-cell>
          <table:table-cell table:style-name="ce8" office:value-type="float" office:value="7.44" calcext:value-type="float">
            <text:p>7,44</text:p>
          </table:table-cell>
          <table:table-cell table:style-name="ce8" office:value-type="float" office:value="7.42" calcext:value-type="float">
            <text:p>7,42</text:p>
          </table:table-cell>
          <table:table-cell table:style-name="ce8" office:value-type="float" office:value="7.37" calcext:value-type="float">
            <text:p>7,37</text:p>
          </table:table-cell>
          <table:table-cell table:style-name="ce12" table:formula="of:=AVERAGE([.C23];[.D23];[.E23];[.F23];[.G23];[.H23];[.I23];[.J23];[.K23];[.L23])" office:value-type="float" office:value="7.084" calcext:value-type="float">
            <text:p>7,084</text:p>
          </table:table-cell>
          <table:table-cell table:style-name="ce8" table:formula="of:=STDEV([.C23];[.D23];[.E23];[.F23];[.G23];[.H23];[.I23];[.J23];[.K23];[.L23])" office:value-type="float" office:value="0.664131847686219" calcext:value-type="float">
            <text:p>0,6641318477</text:p>
          </table:table-cell>
          <table:table-cell table:number-columns-repeated="7"/>
        </table:table-row>
        <table:table-row table:style-name="ro1" table:number-rows-repeated="4">
          <table:table-cell table:number-columns-repeated="21"/>
        </table:table-row>
        <table:table-row table:style-name="ro1">
          <table:table-cell office:value-type="string" calcext:value-type="string">
            <text:p>PROMEDIO(C;D;E;F;G;H;I;J;K;L)</text:p>
          </table:table-cell>
          <table:table-cell table:number-columns-repeated="14"/>
          <table:table-cell table:style-name="ce14"/>
          <table:table-cell table:style-name="ce15" office:value-type="string" calcext:value-type="string">
            <text:p>Time Taken For Tests</text:p>
          </table:table-cell>
          <table:table-cell table:style-name="ce15" office:value-type="string" calcext:value-type="string">
            <text:p>Failed Requests</text:p>
          </table:table-cell>
          <table:table-cell table:style-name="ce15" office:value-type="string" calcext:value-type="string">
            <text:p>Requests per Seco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viación estándar</text:p>
          </table:table-cell>
          <table:table-cell table:number-columns-repeated="14"/>
          <table:table-cell table:style-name="ce15" office:value-type="string" calcext:value-type="string">
            <text:p>Servidor Individual</text:p>
          </table:table-cell>
          <table:table-cell table:style-name="ce14" table:formula="of:=STDEV([.C7];[.D7];[.E7];[.F7];[.G7];[.H7];[.I7];[.J7];[.K7];[.L7])" office:value-type="float" office:value="1.52408245985722" calcext:value-type="float">
            <text:p>1,5240824599</text:p>
          </table:table-cell>
          <table:table-cell table:style-name="ce14" table:formula="of:=STDEV([.C8];[.D8];[.E8];[.F8];[.G8];[.H8];[.I8];[.J8];[.K8];[.L8])" office:value-type="float" office:value="11.0398268907523" calcext:value-type="float">
            <text:p>11,0398268908</text:p>
          </table:table-cell>
          <table:table-cell table:style-name="ce14" table:formula="of:=STDEV([.C9];[.D9];[.E9];[.F9];[.G9];[.H9];[.I9];[.J9];[.K9];[.L9])" office:value-type="float" office:value="0.0227303028283098" calcext:value-type="float">
            <text:p>0,0227303028</text:p>
          </table:table-cell>
          <table:table-cell table:number-columns-repeated="2"/>
        </table:table-row>
        <table:table-row table:style-name="ro1">
          <table:table-cell table:number-columns-repeated="15"/>
          <table:table-cell table:style-name="ce15" office:value-type="string" calcext:value-type="string">
            <text:p>Nginx – Round Robin</text:p>
          </table:table-cell>
          <table:table-cell table:style-name="ce14" table:formula="of:=STDEV([.C14];[.D14];[.E14];[.F14];[.G14];[.H14];[.I14];[.J14];[.K14];[.L14])" office:value-type="float" office:value="59.9016607097741" calcext:value-type="float">
            <text:p>59,9016607098</text:p>
          </table:table-cell>
          <table:table-cell table:style-name="ce14" table:formula="of:=STDEV([.C15];[.D15];[.E15];[.F15];[.G15];[.H15];[.I15];[.J15];[.K15];[.L15])" office:value-type="float" office:value="8.77433125023719" calcext:value-type="float">
            <text:p>8,7743312502</text:p>
          </table:table-cell>
          <table:table-cell table:style-name="ce14" table:formula="of:=STDEV([.C16];[.D16];[.E16];[.F16];[.G16];[.H16];[.I16];[.J16];[.K16];[.L16])" office:value-type="float" office:value="1.50848746910422" calcext:value-type="float">
            <text:p>1,5084874691</text:p>
          </table:table-cell>
          <table:table-cell table:number-columns-repeated="2"/>
        </table:table-row>
        <table:table-row table:style-name="ro1">
          <table:table-cell table:number-columns-repeated="15"/>
          <table:table-cell table:style-name="ce15" office:value-type="string" calcext:value-type="string">
            <text:p>Haproxy – Round Robin</text:p>
          </table:table-cell>
          <table:table-cell table:style-name="ce14" table:formula="of:=STDEV([.C21];[.D21];[.E21];[.F21];[.G21];[.H21];[.I21];[.J21];[.K21];[.L21])" office:value-type="float" office:value="16.4813426219535" calcext:value-type="float">
            <text:p>16,481342622</text:p>
          </table:table-cell>
          <table:table-cell table:style-name="ce14" table:formula="of:=STDEV([.C22];[.D22];[.E22];[.F22];[.G22];[.H22];[.I22];[.J22];[.K22];[.L22])" office:value-type="float" office:value="10.1132476375187" calcext:value-type="float">
            <text:p>10,1132476375</text:p>
          </table:table-cell>
          <table:table-cell table:style-name="ce14" table:formula="of:=STDEV([.C23];[.D23];[.E23];[.F23];[.G23];[.H23];[.I23];[.J23];[.K23];[.L23])" office:value-type="float" office:value="0.664131847686219" calcext:value-type="float">
            <text:p>0,6641318477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Siege: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table:style-name="ce2" office:value-type="string" calcext:value-type="string">
            <text:p>Haproxy – Round Robin</text:p>
          </table:table-cell>
          <table:table-cell table:number-columns-repeated="3"/>
          <table:table-cell table:style-name="ce2" table:number-columns-repeated="2"/>
          <table:table-cell table:number-columns-repeated="15"/>
        </table:table-row>
        <table:table-row table:style-name="ro1">
          <table:table-cell table:number-columns-repeated="2"/>
          <table:table-cell table:style-name="ce6" office:value-type="string" calcext:value-type="string">
            <text:p>Test 1</text:p>
          </table:table-cell>
          <table:table-cell table:style-name="ce6" office:value-type="string" calcext:value-type="string">
            <text:p>Test 2</text:p>
          </table:table-cell>
          <table:table-cell table:style-name="ce10" office:value-type="string" calcext:value-type="string">
            <text:p>Test 3</text:p>
          </table:table-cell>
          <table:table-cell table:style-name="ce11" office:value-type="string" calcext:value-type="string">
            <text:p>Test 4</text:p>
          </table:table-cell>
          <table:table-cell table:style-name="ce11" office:value-type="string" calcext:value-type="string">
            <text:p>Test 5</text:p>
          </table:table-cell>
          <table:table-cell table:style-name="ce10" office:value-type="string" calcext:value-type="string">
            <text:p>Test 6</text:p>
          </table:table-cell>
          <table:table-cell table:style-name="ce11" office:value-type="string" calcext:value-type="string">
            <text:p>Test 7</text:p>
          </table:table-cell>
          <table:table-cell table:style-name="ce11" office:value-type="string" calcext:value-type="string">
            <text:p>Test 8</text:p>
          </table:table-cell>
          <table:table-cell table:style-name="ce11" office:value-type="string" calcext:value-type="string">
            <text:p>Test 9</text:p>
          </table:table-cell>
          <table:table-cell table:style-name="ce11" office:value-type="string" calcext:value-type="string">
            <text:p>Test 10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VARIANZA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Availability:</text:p>
          </table:table-cell>
          <table:table-cell table:number-columns-repeated="10" table:style-name="ce8" office:value-type="float" office:value="100" calcext:value-type="float">
            <text:p>100</text:p>
          </table:table-cell>
          <table:table-cell table:style-name="ce8" table:formula="of:=AVERAGE([.C36];[.D36];[.E36];[.F36];[.G36];[.H36];[.I36];[.J36];[.K36];[.L36])" office:value-type="float" office:value="100" calcext:value-type="float">
            <text:p>100</text:p>
          </table:table-cell>
          <table:table-cell table:style-name="ce8" table:formula="of:=STDEV([.C36];[.D36];[.E36];[.F36];[.G36];[.H36];[.I36];[.J36];[.K36];[.L36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Elapsed time:</text:p>
          </table:table-cell>
          <table:table-cell table:style-name="ce8" office:value-type="float" office:value="59.55" calcext:value-type="float">
            <text:p>59,55</text:p>
          </table:table-cell>
          <table:table-cell table:style-name="ce8" office:value-type="float" office:value="59.57" calcext:value-type="float">
            <text:p>59,57</text:p>
          </table:table-cell>
          <table:table-cell table:style-name="ce8" office:value-type="float" office:value="59.8" calcext:value-type="float">
            <text:p>59,8</text:p>
          </table:table-cell>
          <table:table-cell table:style-name="ce8" office:value-type="float" office:value="59.86" calcext:value-type="float">
            <text:p>59,86</text:p>
          </table:table-cell>
          <table:table-cell table:style-name="ce8" office:value-type="float" office:value="59.1" calcext:value-type="float">
            <text:p>59,1</text:p>
          </table:table-cell>
          <table:table-cell table:style-name="ce8" office:value-type="float" office:value="59.3" calcext:value-type="float">
            <text:p>59,3</text:p>
          </table:table-cell>
          <table:table-cell table:style-name="ce8" office:value-type="float" office:value="59.28" calcext:value-type="float">
            <text:p>59,28</text:p>
          </table:table-cell>
          <table:table-cell table:style-name="ce8" office:value-type="float" office:value="59.11" calcext:value-type="float">
            <text:p>59,11</text:p>
          </table:table-cell>
          <table:table-cell table:style-name="ce8" office:value-type="float" office:value="59.02" calcext:value-type="float">
            <text:p>59,02</text:p>
          </table:table-cell>
          <table:table-cell table:style-name="ce8" office:value-type="float" office:value="59.47" calcext:value-type="float">
            <text:p>59,47</text:p>
          </table:table-cell>
          <table:table-cell table:style-name="ce8" table:formula="of:=AVERAGE([.C37];[.D37];[.E37];[.F37];[.G37];[.H37];[.I37];[.J37];[.K37];[.L37])" office:value-type="float" office:value="59.406" calcext:value-type="float">
            <text:p>59,406</text:p>
          </table:table-cell>
          <table:table-cell table:style-name="ce12" table:formula="of:=STDEV([.C37];[.D37];[.E37];[.F37];[.G37];[.H37];[.I37];[.J37];[.K37];[.L37])" office:value-type="float" office:value="0.292582372067156" calcext:value-type="float">
            <text:p>0,2925823721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Response time:</text:p>
          </table:table-cell>
          <table:table-cell table:style-name="ce8" office:value-type="float" office:value="2.05" calcext:value-type="float">
            <text:p>2,05</text:p>
          </table:table-cell>
          <table:table-cell table:style-name="ce8" office:value-type="float" office:value="2.04" calcext:value-type="float">
            <text:p>2,04</text:p>
          </table:table-cell>
          <table:table-cell table:style-name="ce8" office:value-type="float" office:value="2.83" calcext:value-type="float">
            <text:p>2,83</text:p>
          </table:table-cell>
          <table:table-cell table:style-name="ce8" office:value-type="float" office:value="2.05" calcext:value-type="float">
            <text:p>2,05</text:p>
          </table:table-cell>
          <table:table-cell table:style-name="ce8" office:value-type="float" office:value="2.7" calcext:value-type="float">
            <text:p>2,7</text:p>
          </table:table-cell>
          <table:table-cell table:number-columns-repeated="2" table:style-name="ce8" office:value-type="float" office:value="2.01" calcext:value-type="float">
            <text:p>2,01</text:p>
          </table:table-cell>
          <table:table-cell table:style-name="ce8" office:value-type="float" office:value="2.68" calcext:value-type="float">
            <text:p>2,68</text:p>
          </table:table-cell>
          <table:table-cell table:style-name="ce8" office:value-type="float" office:value="2.01" calcext:value-type="float">
            <text:p>2,01</text:p>
          </table:table-cell>
          <table:table-cell table:style-name="ce8" office:value-type="float" office:value="3.46" calcext:value-type="float">
            <text:p>3,46</text:p>
          </table:table-cell>
          <table:table-cell table:style-name="ce8" table:formula="of:=AVERAGE([.C38];[.D38];[.E38];[.F38];[.G38];[.H38];[.I38];[.J38];[.K38];[.L38])" office:value-type="float" office:value="2.384" calcext:value-type="float">
            <text:p>2,384</text:p>
          </table:table-cell>
          <table:table-cell table:style-name="ce8" table:formula="of:=STDEV([.C38];[.D38];[.E38];[.F38];[.G38];[.H38];[.I38];[.J38];[.K38];[.L38])" office:value-type="float" office:value="0.506100560934068" calcext:value-type="float">
            <text:p>0,5061005609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string" calcext:value-type="string">
            <text:p>Transaction rate:</text:p>
          </table:table-cell>
          <table:table-cell table:style-name="ce8" office:value-type="float" office:value="7.19" calcext:value-type="float">
            <text:p>7,19</text:p>
          </table:table-cell>
          <table:table-cell table:style-name="ce8" office:value-type="float" office:value="7.2" calcext:value-type="float">
            <text:p>7,2</text:p>
          </table:table-cell>
          <table:table-cell table:style-name="ce8" office:value-type="float" office:value="4.97" calcext:value-type="float">
            <text:p>4,97</text:p>
          </table:table-cell>
          <table:table-cell table:style-name="ce8" office:value-type="float" office:value="7.18" calcext:value-type="float">
            <text:p>7,18</text:p>
          </table:table-cell>
          <table:table-cell table:style-name="ce8" office:value-type="float" office:value="5.47" calcext:value-type="float">
            <text:p>5,47</text:p>
          </table:table-cell>
          <table:table-cell table:style-name="ce8" office:value-type="float" office:value="7.28" calcext:value-type="float">
            <text:p>7,28</text:p>
          </table:table-cell>
          <table:table-cell table:style-name="ce8" office:value-type="float" office:value="7.34" calcext:value-type="float">
            <text:p>7,34</text:p>
          </table:table-cell>
          <table:table-cell table:style-name="ce8" office:value-type="float" office:value="5.48" calcext:value-type="float">
            <text:p>5,48</text:p>
          </table:table-cell>
          <table:table-cell table:style-name="ce8" office:value-type="float" office:value="7.29" calcext:value-type="float">
            <text:p>7,29</text:p>
          </table:table-cell>
          <table:table-cell table:style-name="ce8" office:value-type="float" office:value="4.14" calcext:value-type="float">
            <text:p>4,14</text:p>
          </table:table-cell>
          <table:table-cell table:style-name="ce8" table:formula="of:=AVERAGE([.C39];[.D39];[.E39];[.F39];[.G39];[.H39];[.I39];[.J39];[.K39];[.L39])" office:value-type="float" office:value="6.354" calcext:value-type="float">
            <text:p>6,354</text:p>
          </table:table-cell>
          <table:table-cell table:style-name="ce8" table:formula="of:=STDEV([.C39];[.D39];[.E39];[.F39];[.G39];[.H39];[.I39];[.J39];[.K39];[.L39])" office:value-type="float" office:value="1.20946452798106" calcext:value-type="float">
            <text:p>1,209464528</text:p>
          </table:table-cell>
          <table:table-cell table:number-columns-repeated="7"/>
        </table:table-row>
        <table:table-row table:style-name="ro1">
          <table:table-cell table:number-columns-repeated="21"/>
        </table:table-row>
        <table:table-row table:style-name="ro1">
          <table:table-cell table:style-name="ce2" office:value-type="string" calcext:value-type="string">
            <text:p>Servidor Individual</text:p>
          </table:table-cell>
          <table:table-cell table:number-columns-repeated="3"/>
          <table:table-cell table:style-name="ce2" table:number-columns-repeated="2"/>
          <table:table-cell table:number-columns-repeated="15"/>
        </table:table-row>
        <table:table-row table:style-name="ro1">
          <table:table-cell table:number-columns-repeated="2"/>
          <table:table-cell table:style-name="ce6" office:value-type="string" calcext:value-type="string">
            <text:p>Test 1</text:p>
          </table:table-cell>
          <table:table-cell table:style-name="ce6" office:value-type="string" calcext:value-type="string">
            <text:p>Test 2</text:p>
          </table:table-cell>
          <table:table-cell table:style-name="ce10" office:value-type="string" calcext:value-type="string">
            <text:p>Test 3</text:p>
          </table:table-cell>
          <table:table-cell table:style-name="ce11" office:value-type="string" calcext:value-type="string">
            <text:p>Test 4</text:p>
          </table:table-cell>
          <table:table-cell table:style-name="ce11" office:value-type="string" calcext:value-type="string">
            <text:p>Test 5</text:p>
          </table:table-cell>
          <table:table-cell table:style-name="ce10" office:value-type="string" calcext:value-type="string">
            <text:p>Test 6</text:p>
          </table:table-cell>
          <table:table-cell table:style-name="ce11" office:value-type="string" calcext:value-type="string">
            <text:p>Test 7</text:p>
          </table:table-cell>
          <table:table-cell table:style-name="ce11" office:value-type="string" calcext:value-type="string">
            <text:p>Test 8</text:p>
          </table:table-cell>
          <table:table-cell table:style-name="ce11" office:value-type="string" calcext:value-type="string">
            <text:p>Test 9</text:p>
          </table:table-cell>
          <table:table-cell table:style-name="ce11" office:value-type="string" calcext:value-type="string">
            <text:p>Test 10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VARIANZA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Availability:</text:p>
          </table:table-cell>
          <table:table-cell table:number-columns-repeated="10" table:style-name="ce8" office:value-type="float" office:value="100" calcext:value-type="float">
            <text:p>100</text:p>
          </table:table-cell>
          <table:table-cell table:style-name="ce12" table:formula="of:=AVERAGE([.C43];[.D43];[.E43];[.F43];[.G43];[.H43];[.I43];[.J43];[.K43];[.L43])" office:value-type="float" office:value="100" calcext:value-type="float">
            <text:p>100</text:p>
          </table:table-cell>
          <table:table-cell table:style-name="ce8" table:formula="of:=STDEV([.C43];[.D43];[.E43];[.F43];[.G43];[.H43];[.I43];[.J43];[.K43];[.L43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Elapsed time:</text:p>
          </table:table-cell>
          <table:table-cell table:style-name="ce8" office:value-type="float" office:value="59.8" calcext:value-type="float">
            <text:p>59,8</text:p>
          </table:table-cell>
          <table:table-cell table:style-name="ce8" office:value-type="float" office:value="59.53" calcext:value-type="float">
            <text:p>59,53</text:p>
          </table:table-cell>
          <table:table-cell table:style-name="ce8" office:value-type="float" office:value="59.37" calcext:value-type="float">
            <text:p>59,37</text:p>
          </table:table-cell>
          <table:table-cell table:style-name="ce8" office:value-type="float" office:value="59.62" calcext:value-type="float">
            <text:p>59,62</text:p>
          </table:table-cell>
          <table:table-cell table:style-name="ce8" office:value-type="float" office:value="59.13" calcext:value-type="float">
            <text:p>59,13</text:p>
          </table:table-cell>
          <table:table-cell table:style-name="ce8" office:value-type="float" office:value="59.32" calcext:value-type="float">
            <text:p>59,32</text:p>
          </table:table-cell>
          <table:table-cell table:style-name="ce8" office:value-type="float" office:value="59.58" calcext:value-type="float">
            <text:p>59,58</text:p>
          </table:table-cell>
          <table:table-cell table:style-name="ce8" office:value-type="float" office:value="59.06" calcext:value-type="float">
            <text:p>59,06</text:p>
          </table:table-cell>
          <table:table-cell table:style-name="ce8" office:value-type="float" office:value="59.75" calcext:value-type="float">
            <text:p>59,75</text:p>
          </table:table-cell>
          <table:table-cell table:style-name="ce8" office:value-type="float" office:value="59.69" calcext:value-type="float">
            <text:p>59,69</text:p>
          </table:table-cell>
          <table:table-cell table:style-name="ce12" table:formula="of:=AVERAGE([.C44];[.D44];[.E44];[.F44];[.G44];[.H44];[.I44];[.J44];[.K44];[.L44])" office:value-type="float" office:value="59.485" calcext:value-type="float">
            <text:p>59,485</text:p>
          </table:table-cell>
          <table:table-cell table:style-name="ce8" table:formula="of:=STDEV([.C44];[.D44];[.E44];[.F44];[.G44];[.H44];[.I44];[.J44];[.K44];[.L44])" office:value-type="float" office:value="0.255571255556383" calcext:value-type="float">
            <text:p>0,2555712556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Response time:</text:p>
          </table:table-cell>
          <table:table-cell table:style-name="ce8" office:value-type="float" office:value="3.92" calcext:value-type="float">
            <text:p>3,92</text:p>
          </table:table-cell>
          <table:table-cell table:style-name="ce8" office:value-type="float" office:value="3.94" calcext:value-type="float">
            <text:p>3,94</text:p>
          </table:table-cell>
          <table:table-cell table:style-name="ce8" office:value-type="float" office:value="3.92" calcext:value-type="float">
            <text:p>3,92</text:p>
          </table:table-cell>
          <table:table-cell table:style-name="ce8" office:value-type="float" office:value="3.93" calcext:value-type="float">
            <text:p>3,93</text:p>
          </table:table-cell>
          <table:table-cell table:style-name="ce8" office:value-type="float" office:value="3.95" calcext:value-type="float">
            <text:p>3,95</text:p>
          </table:table-cell>
          <table:table-cell table:style-name="ce8" office:value-type="float" office:value="3.92" calcext:value-type="float">
            <text:p>3,92</text:p>
          </table:table-cell>
          <table:table-cell table:style-name="ce8" office:value-type="float" office:value="3.93" calcext:value-type="float">
            <text:p>3,93</text:p>
          </table:table-cell>
          <table:table-cell table:style-name="ce8" office:value-type="float" office:value="3.92" calcext:value-type="float">
            <text:p>3,92</text:p>
          </table:table-cell>
          <table:table-cell table:style-name="ce8" office:value-type="float" office:value="3.95" calcext:value-type="float">
            <text:p>3,95</text:p>
          </table:table-cell>
          <table:table-cell table:style-name="ce8" office:value-type="float" office:value="3.97" calcext:value-type="float">
            <text:p>3,97</text:p>
          </table:table-cell>
          <table:table-cell table:style-name="ce12" table:formula="of:=AVERAGE([.C45];[.D45];[.E45];[.F45];[.G45];[.H45];[.I45];[.J45];[.K45];[.L45])" office:value-type="float" office:value="3.935" calcext:value-type="float">
            <text:p>3,935</text:p>
          </table:table-cell>
          <table:table-cell table:style-name="ce8" table:formula="of:=STDEV([.C45];[.D45];[.E45];[.F45];[.G45];[.H45];[.I45];[.J45];[.K45];[.L45])" office:value-type="float" office:value="0.0171593835683117" calcext:value-type="float">
            <text:p>0,0171593836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string" calcext:value-type="string">
            <text:p>Transaction rate:</text:p>
          </table:table-cell>
          <table:table-cell table:style-name="ce8" office:value-type="float" office:value="3.73" calcext:value-type="float">
            <text:p>3,73</text:p>
          </table:table-cell>
          <table:table-cell table:style-name="ce8" office:value-type="float" office:value="3.71" calcext:value-type="float">
            <text:p>3,71</text:p>
          </table:table-cell>
          <table:table-cell table:style-name="ce8" office:value-type="float" office:value="3.72" calcext:value-type="float">
            <text:p>3,72</text:p>
          </table:table-cell>
          <table:table-cell table:style-name="ce8" office:value-type="float" office:value="3.71" calcext:value-type="float">
            <text:p>3,71</text:p>
          </table:table-cell>
          <table:table-cell table:style-name="ce8" office:value-type="float" office:value="3.72" calcext:value-type="float">
            <text:p>3,72</text:p>
          </table:table-cell>
          <table:table-cell table:style-name="ce8" office:value-type="float" office:value="3.73" calcext:value-type="float">
            <text:p>3,73</text:p>
          </table:table-cell>
          <table:table-cell table:style-name="ce8" office:value-type="float" office:value="3.71" calcext:value-type="float">
            <text:p>3,71</text:p>
          </table:table-cell>
          <table:table-cell table:style-name="ce8" office:value-type="float" office:value="3.74" calcext:value-type="float">
            <text:p>3,74</text:p>
          </table:table-cell>
          <table:table-cell table:number-columns-repeated="2" table:style-name="ce8" office:value-type="float" office:value="3.7" calcext:value-type="float">
            <text:p>3,7</text:p>
          </table:table-cell>
          <table:table-cell table:style-name="ce12" table:formula="of:=AVERAGE([.C46];[.D46];[.E46];[.F46];[.G46];[.H46];[.I46];[.J46];[.K46];[.L46])" office:value-type="float" office:value="3.717" calcext:value-type="float">
            <text:p>3,717</text:p>
          </table:table-cell>
          <table:table-cell table:style-name="ce12" table:formula="of:=STDEV([.C46];[.D46];[.E46];[.F46];[.G46];[.H46];[.I46];[.J46];[.K46];[.L46])" office:value-type="float" office:value="0.0133749350984926" calcext:value-type="float">
            <text:p>0,0133749351</text:p>
          </table:table-cell>
          <table:table-cell table:number-columns-repeated="7"/>
        </table:table-row>
        <table:table-row table:style-name="ro1">
          <table:table-cell table:number-columns-repeated="12"/>
          <table:table-cell table:style-name="ce13"/>
          <table:table-cell table:number-columns-repeated="8"/>
        </table:table-row>
        <table:table-row table:style-name="ro1">
          <table:table-cell table:style-name="ce2" office:value-type="string" calcext:value-type="string">
            <text:p>Nginx – Round Robin</text:p>
          </table:table-cell>
          <table:table-cell table:number-columns-repeated="3"/>
          <table:table-cell table:style-name="ce2" table:number-columns-repeated="2"/>
          <table:table-cell table:number-columns-repeated="6"/>
          <table:table-cell table:style-name="ce13"/>
          <table:table-cell table:number-columns-repeated="8"/>
        </table:table-row>
        <table:table-row table:style-name="ro1">
          <table:table-cell table:number-columns-repeated="2"/>
          <table:table-cell table:style-name="ce6" office:value-type="string" calcext:value-type="string">
            <text:p>Test 1</text:p>
          </table:table-cell>
          <table:table-cell table:style-name="ce6" office:value-type="string" calcext:value-type="string">
            <text:p>Test 2</text:p>
          </table:table-cell>
          <table:table-cell table:style-name="ce10" office:value-type="string" calcext:value-type="string">
            <text:p>Test 3</text:p>
          </table:table-cell>
          <table:table-cell table:style-name="ce11" office:value-type="string" calcext:value-type="string">
            <text:p>Test 4</text:p>
          </table:table-cell>
          <table:table-cell table:style-name="ce11" office:value-type="string" calcext:value-type="string">
            <text:p>Test 5</text:p>
          </table:table-cell>
          <table:table-cell table:style-name="ce10" office:value-type="string" calcext:value-type="string">
            <text:p>Test 6</text:p>
          </table:table-cell>
          <table:table-cell table:style-name="ce11" office:value-type="string" calcext:value-type="string">
            <text:p>Test 7</text:p>
          </table:table-cell>
          <table:table-cell table:style-name="ce11" office:value-type="string" calcext:value-type="string">
            <text:p>Test 8</text:p>
          </table:table-cell>
          <table:table-cell table:style-name="ce11" office:value-type="string" calcext:value-type="string">
            <text:p>Test 9</text:p>
          </table:table-cell>
          <table:table-cell table:style-name="ce11" office:value-type="string" calcext:value-type="string">
            <text:p>Test 10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VARIANZA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Availability:</text:p>
          </table:table-cell>
          <table:table-cell table:number-columns-repeated="10" table:style-name="ce8" office:value-type="float" office:value="100" calcext:value-type="float">
            <text:p>100</text:p>
          </table:table-cell>
          <table:table-cell table:style-name="ce12" table:formula="of:=AVERAGE([.C50];[.D50];[.E50];[.F50];[.G50];[.H50];[.I50];[.J50];[.K50];[.L50])" office:value-type="float" office:value="100" calcext:value-type="float">
            <text:p>100</text:p>
          </table:table-cell>
          <table:table-cell table:style-name="ce8" table:formula="of:=STDEV([.C50];[.D50];[.E50];[.F50];[.G50];[.H50];[.I50];[.J50];[.K50];[.L50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Elapsed time:</text:p>
          </table:table-cell>
          <table:table-cell table:style-name="ce9" office:value-type="float" office:value="59.8" calcext:value-type="float">
            <text:p>59,8</text:p>
          </table:table-cell>
          <table:table-cell table:style-name="ce8" office:value-type="float" office:value="59.6" calcext:value-type="float">
            <text:p>59,6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59.81" calcext:value-type="float">
            <text:p>59,81</text:p>
          </table:table-cell>
          <table:table-cell table:style-name="ce8" office:value-type="float" office:value="59.19" calcext:value-type="float">
            <text:p>59,19</text:p>
          </table:table-cell>
          <table:table-cell table:style-name="ce8" office:value-type="float" office:value="59.5" calcext:value-type="float">
            <text:p>59,5</text:p>
          </table:table-cell>
          <table:table-cell table:style-name="ce8" office:value-type="float" office:value="59.97" calcext:value-type="float">
            <text:p>59,97</text:p>
          </table:table-cell>
          <table:table-cell table:style-name="ce8" office:value-type="float" office:value="59.6" calcext:value-type="float">
            <text:p>59,6</text:p>
          </table:table-cell>
          <table:table-cell table:number-columns-repeated="2" table:style-name="ce8" office:value-type="float" office:value="59.59" calcext:value-type="float">
            <text:p>59,59</text:p>
          </table:table-cell>
          <table:table-cell table:style-name="ce12" table:formula="of:=AVERAGE([.C51];[.D51];[.E51];[.F51];[.G51];[.H51];[.I51];[.J51];[.K51];[.L51])" office:value-type="float" office:value="59.665" calcext:value-type="float">
            <text:p>59,665</text:p>
          </table:table-cell>
          <table:table-cell table:style-name="ce8" table:formula="of:=STDEV([.C51];[.D51];[.E51];[.F51];[.G51];[.H51];[.I51];[.J51];[.K51];[.L51])" office:value-type="float" office:value="0.239687296284138" calcext:value-type="float">
            <text:p>0,2396872963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Response time:</text:p>
          </table:table-cell>
          <table:table-cell table:style-name="ce8" office:value-type="float" office:value="2.01" calcext:value-type="float">
            <text:p>2,01</text:p>
          </table:table-cell>
          <table:table-cell table:style-name="ce8" office:value-type="float" office:value="2.03" calcext:value-type="float">
            <text:p>2,03</text:p>
          </table:table-cell>
          <table:table-cell table:style-name="ce8" office:value-type="float" office:value="2.02" calcext:value-type="float">
            <text:p>2,02</text:p>
          </table:table-cell>
          <table:table-cell table:style-name="ce8" office:value-type="float" office:value="2.01" calcext:value-type="float">
            <text:p>2,01</text:p>
          </table:table-cell>
          <table:table-cell table:style-name="ce9" office:value-type="float" office:value="2.01" calcext:value-type="float">
            <text:p>2,01</text:p>
          </table:table-cell>
          <table:table-cell table:number-columns-repeated="3" table:style-name="ce8" office:value-type="float" office:value="2.01" calcext:value-type="float">
            <text:p>2,01</text:p>
          </table:table-cell>
          <table:table-cell table:style-name="ce8" office:value-type="float" office:value="3.53" calcext:value-type="float">
            <text:p>3,53</text:p>
          </table:table-cell>
          <table:table-cell table:style-name="ce8" office:value-type="float" office:value="2.02" calcext:value-type="float">
            <text:p>2,02</text:p>
          </table:table-cell>
          <table:table-cell table:style-name="ce12" table:formula="of:=AVERAGE([.C52];[.D52];[.E52];[.F52];[.G52];[.H52];[.I52];[.J52];[.K52];[.L52])" office:value-type="float" office:value="2.166" calcext:value-type="float">
            <text:p>2,166</text:p>
          </table:table-cell>
          <table:table-cell table:style-name="ce8" table:formula="of:=STDEV([.C52];[.D52];[.E52];[.F52];[.G52];[.H52];[.I52];[.J52];[.K52];[.L52])" office:value-type="float" office:value="0.479309688800235" calcext:value-type="float">
            <text:p>0,4793096888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string" calcext:value-type="string">
            <text:p>Transaction rate:</text:p>
          </table:table-cell>
          <table:table-cell table:style-name="ce8" office:value-type="float" office:value="7.31" calcext:value-type="float">
            <text:p>7,31</text:p>
          </table:table-cell>
          <table:table-cell table:style-name="ce8" office:value-type="float" office:value="7.25" calcext:value-type="float">
            <text:p>7,25</text:p>
          </table:table-cell>
          <table:table-cell table:style-name="ce8" office:value-type="float" office:value="7.32" calcext:value-type="float">
            <text:p>7,32</text:p>
          </table:table-cell>
          <table:table-cell table:style-name="ce8" office:value-type="float" office:value="7.34" calcext:value-type="float">
            <text:p>7,34</text:p>
          </table:table-cell>
          <table:table-cell table:style-name="ce8" office:value-type="float" office:value="7.3" calcext:value-type="float">
            <text:p>7,3</text:p>
          </table:table-cell>
          <table:table-cell table:style-name="ce8" office:value-type="float" office:value="7.26" calcext:value-type="float">
            <text:p>7,26</text:p>
          </table:table-cell>
          <table:table-cell table:style-name="ce8" office:value-type="float" office:value="7.32" calcext:value-type="float">
            <text:p>7,32</text:p>
          </table:table-cell>
          <table:table-cell table:style-name="ce8" office:value-type="float" office:value="7.33" calcext:value-type="float">
            <text:p>7,33</text:p>
          </table:table-cell>
          <table:table-cell table:style-name="ce8" office:value-type="float" office:value="4.08" calcext:value-type="float">
            <text:p>4,08</text:p>
          </table:table-cell>
          <table:table-cell table:style-name="ce8" office:value-type="float" office:value="7.3" calcext:value-type="float">
            <text:p>7,3</text:p>
          </table:table-cell>
          <table:table-cell table:style-name="ce12" table:formula="of:=AVERAGE([.C53];[.D53];[.E53];[.F53];[.G53];[.H53];[.I53];[.J53];[.K53];[.L53])" office:value-type="float" office:value="6.981" calcext:value-type="float">
            <text:p>6,981</text:p>
          </table:table-cell>
          <table:table-cell table:style-name="ce8" table:formula="of:=STDEV([.C53];[.D53];[.E53];[.F53];[.G53];[.H53];[.I53];[.J53];[.K53];[.L53])" office:value-type="float" office:value="1.01971074329929" calcext:value-type="float">
            <text:p>1,0197107433</text:p>
          </table:table-cell>
          <table:table-cell table:number-columns-repeated="7"/>
        </table:table-row>
        <table:table-row table:style-name="ro1" table:number-rows-repeated="3">
          <table:table-cell table:number-columns-repeated="21"/>
        </table:table-row>
        <table:table-row table:style-name="ro1">
          <table:table-cell table:number-columns-repeated="15"/>
          <table:table-cell table:style-name="ce14"/>
          <table:table-cell table:style-name="ce15" office:value-type="string" calcext:value-type="string">
            <text:p>Availability:</text:p>
          </table:table-cell>
          <table:table-cell table:style-name="ce15" office:value-type="string" calcext:value-type="string">
            <text:p>Elapsed time:</text:p>
          </table:table-cell>
          <table:table-cell table:style-name="ce15" office:value-type="string" calcext:value-type="string">
            <text:p>Response time:</text:p>
          </table:table-cell>
          <table:table-cell table:style-name="ce15" office:value-type="string" calcext:value-type="string">
            <text:p>Transaction rate:</text:p>
          </table:table-cell>
          <table:table-cell table:style-name="ce17"/>
        </table:table-row>
        <table:table-row table:style-name="ro1">
          <table:table-cell table:number-columns-repeated="15"/>
          <table:table-cell table:style-name="ce15" office:value-type="string" calcext:value-type="string">
            <text:p>Servidor Individual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table:formula="of:=AVERAGE([.C44];[.D44];[.E44];[.F44];[.G44];[.H44];[.I44];[.J44];[.K44];[.L44])" office:value-type="float" office:value="59.485" calcext:value-type="float">
            <text:p>59,485</text:p>
          </table:table-cell>
          <table:table-cell table:style-name="ce14" table:formula="of:=AVERAGE([.C45];[.D45];[.E45];[.F45];[.G45];[.H45];[.I45];[.J45];[.K45];[.L45])" office:value-type="float" office:value="3.935" calcext:value-type="float">
            <text:p>3,935</text:p>
          </table:table-cell>
          <table:table-cell table:style-name="ce14" table:formula="of:=AVERAGE([.C46];[.D46];[.E46];[.F46];[.G46];[.H46];[.I46];[.J46];[.K46];[.L46])" office:value-type="float" office:value="3.717" calcext:value-type="float">
            <text:p>3,717</text:p>
          </table:table-cell>
          <table:table-cell table:style-name="ce17"/>
        </table:table-row>
        <table:table-row table:style-name="ro1">
          <table:table-cell table:number-columns-repeated="15"/>
          <table:table-cell table:style-name="ce15" office:value-type="string" calcext:value-type="string">
            <text:p>Nginx – Round Robin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table:formula="of:=AVERAGE([.C51];[.D51];[.E51];[.F51];[.G51];[.H51];[.I51];[.J51];[.K51];[.L51])" office:value-type="float" office:value="59.665" calcext:value-type="float">
            <text:p>59,665</text:p>
          </table:table-cell>
          <table:table-cell table:style-name="ce14" table:formula="of:=AVERAGE([.C52];[.D52];[.E52];[.F52];[.G52];[.H52];[.I52];[.J52];[.K52];[.L52])" office:value-type="float" office:value="2.166" calcext:value-type="float">
            <text:p>2,166</text:p>
          </table:table-cell>
          <table:table-cell table:style-name="ce14" table:formula="of:=AVERAGE([.C53];[.D53];[.E53];[.F53];[.G53];[.H53];[.I53];[.J53];[.K53];[.L53])" office:value-type="float" office:value="6.981" calcext:value-type="float">
            <text:p>6,981</text:p>
          </table:table-cell>
          <table:table-cell table:style-name="ce17"/>
        </table:table-row>
        <table:table-row table:style-name="ro1">
          <table:table-cell table:number-columns-repeated="15"/>
          <table:table-cell table:style-name="ce15" office:value-type="string" calcext:value-type="string">
            <text:p>Haproxy – Round Robin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table:formula="of:=AVERAGE([.C44];[.D44];[.E44];[.F44];[.G44];[.H44];[.I44];[.J44];[.K44];[.L44])" office:value-type="float" office:value="59.485" calcext:value-type="float">
            <text:p>59,485</text:p>
          </table:table-cell>
          <table:table-cell table:style-name="ce16" table:formula="of:=AVERAGE([.C38];[.D38];[.E38];[.F38];[.G38];[.H38];[.I38];[.J38];[.K38];[.L38])" office:value-type="float" office:value="2.384" calcext:value-type="float">
            <text:p>2,384</text:p>
          </table:table-cell>
          <table:table-cell table:style-name="ce14" table:formula="of:=AVERAGE([.C39];[.D39];[.E39];[.F39];[.G39];[.H39];[.I39];[.J39];[.K39];[.L39])" office:value-type="float" office:value="6.354" calcext:value-type="float">
            <text:p>6,354</text:p>
          </table:table-cell>
          <table:table-cell table:style-name="ce17"/>
        </table:table-row>
        <table:table-row table:style-name="ro1" table:number-rows-repeated="23">
          <table:table-cell table:number-columns-repeated="21"/>
        </table:table-row>
        <table:table-row table:style-name="ro1">
          <table:table-cell table:number-columns-repeated="15"/>
          <table:table-cell table:style-name="ce14"/>
          <table:table-cell table:style-name="ce15" office:value-type="string" calcext:value-type="string">
            <text:p>Availability:</text:p>
          </table:table-cell>
          <table:table-cell table:style-name="ce15" office:value-type="string" calcext:value-type="string">
            <text:p>Elapsed time:</text:p>
          </table:table-cell>
          <table:table-cell table:style-name="ce15" office:value-type="string" calcext:value-type="string">
            <text:p>Response time:</text:p>
          </table:table-cell>
          <table:table-cell table:style-name="ce15" office:value-type="string" calcext:value-type="string">
            <text:p>Transaction rate:</text:p>
          </table:table-cell>
          <table:table-cell/>
        </table:table-row>
        <table:table-row table:style-name="ro1">
          <table:table-cell table:number-columns-repeated="15"/>
          <table:table-cell table:style-name="ce15" office:value-type="string" calcext:value-type="string">
            <text:p>Servidor Individual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formula="of:=STDEV([.C44];[.D44];[.E44];[.F44];[.G44];[.H44];[.I44];[.J44];[.K44];[.L44])" office:value-type="float" office:value="0.255571255556383" calcext:value-type="float">
            <text:p>0,2555712556</text:p>
          </table:table-cell>
          <table:table-cell table:style-name="ce14" table:formula="of:=STDEV([.C45];[.D45];[.E45];[.F45];[.G45];[.H45];[.I45];[.J45];[.K45];[.L45])" office:value-type="float" office:value="0.0171593835683117" calcext:value-type="float">
            <text:p>0,0171593836</text:p>
          </table:table-cell>
          <table:table-cell table:style-name="ce14" table:formula="of:=STDEV([.C46];[.D46];[.E46];[.F46];[.G46];[.H46];[.I46];[.J46];[.K46];[.L46])" office:value-type="float" office:value="0.0133749350984926" calcext:value-type="float">
            <text:p>0,0133749351</text:p>
          </table:table-cell>
          <table:table-cell/>
        </table:table-row>
        <table:table-row table:style-name="ro1">
          <table:table-cell table:number-columns-repeated="15"/>
          <table:table-cell table:style-name="ce15" office:value-type="string" calcext:value-type="string">
            <text:p>Nginx – Round Robin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formula="of:=STDEV([.C51];[.D51];[.E51];[.F51];[.G51];[.H51];[.I51];[.J51];[.K51];[.L51])" office:value-type="float" office:value="0.239687296284138" calcext:value-type="float">
            <text:p>0,2396872963</text:p>
          </table:table-cell>
          <table:table-cell table:style-name="ce14" table:formula="of:=STDEV([.C52];[.D52];[.E52];[.F52];[.G52];[.H52];[.I52];[.J52];[.K52];[.L52])" office:value-type="float" office:value="0.479309688800235" calcext:value-type="float">
            <text:p>0,4793096888</text:p>
          </table:table-cell>
          <table:table-cell table:style-name="ce14" table:formula="of:=STDEV([.C53];[.D53];[.E53];[.F53];[.G53];[.H53];[.I53];[.J53];[.K53];[.L53])" office:value-type="float" office:value="1.01971074329929" calcext:value-type="float">
            <text:p>1,0197107433</text:p>
          </table:table-cell>
          <table:table-cell/>
        </table:table-row>
        <table:table-row table:style-name="ro1">
          <table:table-cell table:number-columns-repeated="15"/>
          <table:table-cell table:style-name="ce15" office:value-type="string" calcext:value-type="string">
            <text:p>Haproxy – Round Robin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formula="of:=STDEV([.C37];[.D37];[.E37];[.F37];[.G37];[.H37];[.I37];[.J37];[.K37];[.L37])" office:value-type="float" office:value="0.292582372067156" calcext:value-type="float">
            <text:p>0,2925823721</text:p>
          </table:table-cell>
          <table:table-cell table:style-name="ce16" table:formula="of:=STDEV([.C38];[.D38];[.E38];[.F38];[.G38];[.H38];[.I38];[.J38];[.K38];[.L38])" office:value-type="float" office:value="0.506100560934068" calcext:value-type="float">
            <text:p>0,5061005609</text:p>
          </table:table-cell>
          <table:table-cell table:style-name="ce14" table:formula="of:=STDEV([.C39];[.D39];[.E39];[.F39];[.G39];[.H39];[.I39];[.J39];[.K39];[.L39])" office:value-type="float" office:value="1.20946452798106" calcext:value-type="float">
            <text:p>1,20946452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2">00/00/0000</text:date>, <text:time style:data-style-name="N2" text:time-value="19:15:56.00699681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1T23:55:23.692754194</meta:creation-date>
    <dc:date>2015-05-12T19:59:52.809417329</dc:date>
    <meta:editing-duration>PT7H36M5S</meta:editing-duration>
    <meta:editing-cycles>38</meta:editing-cycles>
    <meta:generator>LibreOffice/4.2.8.2$Linux_X86_64 LibreOffice_project/420m0$Build-2</meta:generator>
    <meta:document-statistic meta:table-count="1" meta:cell-count="42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859cm" svg:height="9.002cm" xlink:href=".." xlink:type="simple" chart:class="chart:bar" chart:style-name="ch1">
        <chart:title svg:x="5.988cm" svg:y="0.316cm" chart:style-name="ch2">
          <text:p>Apache Benchmark - Medias</text:p>
        </chart:title>
        <chart:legend chart:legend-position="end" svg:x="13.797cm" svg:y="3.704cm" style:legend-expansion="high" chart:style-name="ch3"/>
        <chart:plot-area chart:style-name="ch4" table:cell-range-address="Hoja1.P2:Hoja1.S5" chart:data-source-has-labels="both" svg:x="0.357cm" svg:y="1.301cm" svg:width="13.083cm" svg:height="7.521cm">
          <chartooo:coordinate-region svg:x="1.164cm" svg:y="1.501cm" svg:width="12.276cm" svg:height="6.674cm"/>
          <chart:axis chart:dimension="x" chart:name="primary-x" chart:style-name="ch5" chartooo:axis-type="auto">
            <chartooo:date-scale/>
            <chart:categories table:cell-range-address="Hoja1.P3:Hoja1.P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Hoja1.Q3:Hoja1.Q5" chart:label-cell-address="Hoja1.Q2:Hoja1.Q2" chart:class="chart:bar">
            <chart:data-point chart:repeated="3"/>
          </chart:series>
          <chart:series chart:style-name="ch9" chart:values-cell-range-address="Hoja1.R3:Hoja1.R5" chart:label-cell-address="Hoja1.R2:Hoja1.R2" chart:class="chart:bar">
            <chart:data-point chart:repeated="3"/>
          </chart:series>
          <chart:series chart:style-name="ch10" chart:values-cell-range-address="Hoja1.S3:Hoja1.S5" chart:label-cell-address="Hoja1.S2:Hoja1.S2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Taken For Tests</text:p>
                <draw:g>
                  <svg:desc>Hoja1.Q2:Hoja1.Q2</svg:desc>
                </draw:g>
              </table:table-cell>
              <table:table-cell office:value-type="string">
                <text:p>Failed Requests</text:p>
                <draw:g>
                  <svg:desc>Hoja1.R2:Hoja1.R2</svg:desc>
                </draw:g>
              </table:table-cell>
              <table:table-cell office:value-type="string">
                <text:p>Requests per Second</text:p>
                <draw:g>
                  <svg:desc>Hoja1.S2:Hoja1.S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rvidor Individual</text:p>
                <draw:g>
                  <svg:desc>Hoja1.P3:Hoja1.P5</svg:desc>
                </draw:g>
              </table:table-cell>
              <table:table-cell office:value-type="float" office:value="264.8467">
                <text:p>264.8467</text:p>
                <draw:g>
                  <svg:desc>Hoja1.Q3:Hoja1.Q5</svg:desc>
                </draw:g>
              </table:table-cell>
              <table:table-cell office:value-type="float" office:value="98.1">
                <text:p>98.1</text:p>
                <draw:g>
                  <svg:desc>Hoja1.R3:Hoja1.R5</svg:desc>
                </draw:g>
              </table:table-cell>
              <table:table-cell office:value-type="float" office:value="3.775">
                <text:p>3.775</text:p>
                <draw:g>
                  <svg:desc>Hoja1.S3:Hoja1.S5</svg:desc>
                </draw:g>
              </table:table-cell>
            </table:table-row>
            <table:table-row>
              <table:table-cell office:value-type="string">
                <text:p>Nginx – Round Robin</text:p>
              </table:table-cell>
              <table:table-cell office:value-type="float" office:value="169.1287">
                <text:p>169.1287</text:p>
              </table:table-cell>
              <table:table-cell office:value-type="float" office:value="100.9">
                <text:p>100.9</text:p>
              </table:table-cell>
              <table:table-cell office:value-type="float" office:value="6.377">
                <text:p>6.377</text:p>
              </table:table-cell>
            </table:table-row>
            <table:table-row>
              <table:table-cell office:value-type="string">
                <text:p>Haproxy – Round Robin</text:p>
              </table:table-cell>
              <table:table-cell office:value-type="float" office:value="142.5592">
                <text:p>142.5592</text:p>
              </table:table-cell>
              <table:table-cell office:value-type="float" office:value="109.5">
                <text:p>109.5</text:p>
              </table:table-cell>
              <table:table-cell office:value-type="float" office:value="7.084">
                <text:p>7.0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707cm" svg:height="9cm" xlink:href=".." xlink:type="simple" chart:class="chart:bar" chart:style-name="ch1">
        <chart:title svg:x="5.78cm" svg:y="0.316cm" chart:style-name="ch2">
          <text:p>Apache Benchmark - Varianza</text:p>
        </chart:title>
        <chart:legend chart:legend-position="end" svg:x="13.645cm" svg:y="3.703cm" style:legend-expansion="high" chart:style-name="ch3"/>
        <chart:plot-area chart:style-name="ch4" table:cell-range-address="Hoja1.P28:Hoja1.S31" chart:data-source-has-labels="both" svg:x="0.354cm" svg:y="1.301cm" svg:width="12.937cm" svg:height="7.519cm">
          <chartooo:coordinate-region svg:x="0.975cm" svg:y="1.5cm" svg:width="12.316cm" svg:height="6.673cm"/>
          <chart:axis chart:dimension="x" chart:name="primary-x" chart:style-name="ch5" chartooo:axis-type="auto">
            <chartooo:date-scale/>
            <chart:categories table:cell-range-address="Hoja1.P29:Hoja1.P3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Hoja1.Q29:Hoja1.Q31" chart:label-cell-address="Hoja1.Q28:Hoja1.Q28" chart:class="chart:bar">
            <chart:data-point chart:repeated="3"/>
          </chart:series>
          <chart:series chart:style-name="ch9" chart:values-cell-range-address="Hoja1.R29:Hoja1.R31" chart:label-cell-address="Hoja1.R28:Hoja1.R28" chart:class="chart:bar">
            <chart:data-point chart:repeated="3"/>
          </chart:series>
          <chart:series chart:style-name="ch10" chart:values-cell-range-address="Hoja1.S29:Hoja1.S31" chart:label-cell-address="Hoja1.S28:Hoja1.S28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Taken For Tests</text:p>
                <draw:g>
                  <svg:desc>Hoja1.Q28:Hoja1.Q28</svg:desc>
                </draw:g>
              </table:table-cell>
              <table:table-cell office:value-type="string">
                <text:p>Failed Requests</text:p>
                <draw:g>
                  <svg:desc>Hoja1.R28:Hoja1.R28</svg:desc>
                </draw:g>
              </table:table-cell>
              <table:table-cell office:value-type="string">
                <text:p>Requests per Second</text:p>
                <draw:g>
                  <svg:desc>Hoja1.S28:Hoja1.S2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rvidor Individual</text:p>
                <draw:g>
                  <svg:desc>Hoja1.P29:Hoja1.P31</svg:desc>
                </draw:g>
              </table:table-cell>
              <table:table-cell office:value-type="float" office:value="1.52408245985722">
                <text:p>1.52408245985722</text:p>
                <draw:g>
                  <svg:desc>Hoja1.Q29:Hoja1.Q31</svg:desc>
                </draw:g>
              </table:table-cell>
              <table:table-cell office:value-type="float" office:value="11.0398268907523">
                <text:p>11.0398268907523</text:p>
                <draw:g>
                  <svg:desc>Hoja1.R29:Hoja1.R31</svg:desc>
                </draw:g>
              </table:table-cell>
              <table:table-cell office:value-type="float" office:value="0.0227303028283098">
                <text:p>0.0227303028283098</text:p>
                <draw:g>
                  <svg:desc>Hoja1.S29:Hoja1.S31</svg:desc>
                </draw:g>
              </table:table-cell>
            </table:table-row>
            <table:table-row>
              <table:table-cell office:value-type="string">
                <text:p>Nginx – Round Robin</text:p>
              </table:table-cell>
              <table:table-cell office:value-type="float" office:value="59.9016607097741">
                <text:p>59.9016607097741</text:p>
              </table:table-cell>
              <table:table-cell office:value-type="float" office:value="8.77433125023719">
                <text:p>8.77433125023719</text:p>
              </table:table-cell>
              <table:table-cell office:value-type="float" office:value="1.50848746910422">
                <text:p>1.50848746910422</text:p>
              </table:table-cell>
            </table:table-row>
            <table:table-row>
              <table:table-cell office:value-type="string">
                <text:p>Haproxy – Round Robin</text:p>
              </table:table-cell>
              <table:table-cell office:value-type="float" office:value="16.4813426219535">
                <text:p>16.4813426219535</text:p>
              </table:table-cell>
              <table:table-cell office:value-type="float" office:value="10.1132476375187">
                <text:p>10.1132476375187</text:p>
              </table:table-cell>
              <table:table-cell office:value-type="float" office:value="0.664131847686219">
                <text:p>0.6641318476862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952cm" svg:height="9cm" xlink:href=".." xlink:type="simple" chart:class="chart:bar" chart:style-name="ch1">
        <chart:title svg:x="7.411cm" svg:y="0.316cm" chart:style-name="ch2">
          <text:p>Siege - Medias</text:p>
        </chart:title>
        <chart:legend chart:legend-position="end" svg:x="14.631cm" svg:y="3.454cm" style:legend-expansion="high" chart:style-name="ch3"/>
        <chart:plot-area chart:style-name="ch4" table:cell-range-address="Hoja1.P57:Hoja1.T60" chart:data-source-has-labels="both" svg:x="0.359cm" svg:y="1.301cm" svg:width="13.913cm" svg:height="7.519cm">
          <chartooo:coordinate-region svg:x="1.166cm" svg:y="1.5cm" svg:width="13.106cm" svg:height="6.673cm"/>
          <chart:axis chart:dimension="x" chart:name="primary-x" chart:style-name="ch5" chartooo:axis-type="auto">
            <chartooo:date-scale/>
            <chart:categories table:cell-range-address="Hoja1.P58:Hoja1.P6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Hoja1.Q58:Hoja1.Q60" chart:label-cell-address="Hoja1.Q57:Hoja1.Q57" chart:class="chart:bar">
            <chart:data-point chart:repeated="3"/>
          </chart:series>
          <chart:series chart:style-name="ch9" chart:values-cell-range-address="Hoja1.R58:Hoja1.R60" chart:label-cell-address="Hoja1.R57:Hoja1.R57" chart:class="chart:bar">
            <chart:data-point chart:repeated="3"/>
          </chart:series>
          <chart:series chart:style-name="ch10" chart:values-cell-range-address="Hoja1.S58:Hoja1.S60" chart:label-cell-address="Hoja1.S57:Hoja1.S57" chart:class="chart:bar">
            <chart:data-point chart:repeated="3"/>
          </chart:series>
          <chart:series chart:style-name="ch11" chart:values-cell-range-address="Hoja1.T58:Hoja1.T60" chart:label-cell-address="Hoja1.T57:Hoja1.T57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ailability:</text:p>
                <draw:g>
                  <svg:desc>Hoja1.Q57:Hoja1.Q57</svg:desc>
                </draw:g>
              </table:table-cell>
              <table:table-cell office:value-type="string">
                <text:p>Elapsed time:</text:p>
                <draw:g>
                  <svg:desc>Hoja1.R57:Hoja1.R57</svg:desc>
                </draw:g>
              </table:table-cell>
              <table:table-cell office:value-type="string">
                <text:p>Response time:</text:p>
                <draw:g>
                  <svg:desc>Hoja1.S57:Hoja1.S57</svg:desc>
                </draw:g>
              </table:table-cell>
              <table:table-cell office:value-type="string">
                <text:p>Transaction rate:</text:p>
                <draw:g>
                  <svg:desc>Hoja1.T57:Hoja1.T5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rvidor Individual</text:p>
                <draw:g>
                  <svg:desc>Hoja1.P58:Hoja1.P60</svg:desc>
                </draw:g>
              </table:table-cell>
              <table:table-cell office:value-type="float" office:value="100">
                <text:p>100</text:p>
                <draw:g>
                  <svg:desc>Hoja1.Q58:Hoja1.Q60</svg:desc>
                </draw:g>
              </table:table-cell>
              <table:table-cell office:value-type="float" office:value="59.485">
                <text:p>59.485</text:p>
                <draw:g>
                  <svg:desc>Hoja1.R58:Hoja1.R60</svg:desc>
                </draw:g>
              </table:table-cell>
              <table:table-cell office:value-type="float" office:value="3.935">
                <text:p>3.935</text:p>
                <draw:g>
                  <svg:desc>Hoja1.S58:Hoja1.S60</svg:desc>
                </draw:g>
              </table:table-cell>
              <table:table-cell office:value-type="float" office:value="3.717">
                <text:p>3.717</text:p>
                <draw:g>
                  <svg:desc>Hoja1.T58:Hoja1.T60</svg:desc>
                </draw:g>
              </table:table-cell>
            </table:table-row>
            <table:table-row>
              <table:table-cell office:value-type="string">
                <text:p>Nginx – Round Robin</text:p>
              </table:table-cell>
              <table:table-cell office:value-type="float" office:value="100">
                <text:p>100</text:p>
              </table:table-cell>
              <table:table-cell office:value-type="float" office:value="59.665">
                <text:p>59.665</text:p>
              </table:table-cell>
              <table:table-cell office:value-type="float" office:value="2.166">
                <text:p>2.166</text:p>
              </table:table-cell>
              <table:table-cell office:value-type="float" office:value="6.981">
                <text:p>6.981</text:p>
              </table:table-cell>
            </table:table-row>
            <table:table-row>
              <table:table-cell office:value-type="string">
                <text:p>Haproxy – Round Robin</text:p>
              </table:table-cell>
              <table:table-cell office:value-type="float" office:value="100">
                <text:p>100</text:p>
              </table:table-cell>
              <table:table-cell office:value-type="float" office:value="59.485">
                <text:p>59.485</text:p>
              </table:table-cell>
              <table:table-cell office:value-type="float" office:value="2.384">
                <text:p>2.384</text:p>
              </table:table-cell>
              <table:table-cell office:value-type="float" office:value="6.354">
                <text:p>6.35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195cm" svg:height="9cm" xlink:href=".." xlink:type="simple" chart:class="chart:bar" chart:style-name="ch1">
        <chart:title svg:x="7.4cm" svg:y="0.316cm" chart:style-name="ch2">
          <text:p>Siege - Varianza</text:p>
        </chart:title>
        <chart:legend chart:legend-position="end" svg:x="14.874cm" svg:y="3.454cm" style:legend-expansion="high" chart:style-name="ch3"/>
        <chart:plot-area chart:style-name="ch4" table:cell-range-address="Hoja1.P84:Hoja1.T87" chart:data-source-has-labels="both" svg:x="0.363cm" svg:y="1.301cm" svg:width="14.148cm" svg:height="7.519cm">
          <chartooo:coordinate-region svg:x="1.09cm" svg:y="1.5cm" svg:width="13.421cm" svg:height="6.673cm"/>
          <chart:axis chart:dimension="x" chart:name="primary-x" chart:style-name="ch5" chartooo:axis-type="auto">
            <chartooo:date-scale/>
            <chart:categories table:cell-range-address="Hoja1.P85:Hoja1.P8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Hoja1.Q85:Hoja1.Q87" chart:label-cell-address="Hoja1.Q84:Hoja1.Q84" chart:class="chart:bar">
            <chart:data-point chart:repeated="3"/>
          </chart:series>
          <chart:series chart:style-name="ch9" chart:values-cell-range-address="Hoja1.R85:Hoja1.R87" chart:label-cell-address="Hoja1.R84:Hoja1.R84" chart:class="chart:bar">
            <chart:data-point chart:repeated="3"/>
          </chart:series>
          <chart:series chart:style-name="ch10" chart:values-cell-range-address="Hoja1.S85:Hoja1.S87" chart:label-cell-address="Hoja1.S84:Hoja1.S84" chart:class="chart:bar">
            <chart:data-point chart:repeated="3"/>
          </chart:series>
          <chart:series chart:style-name="ch11" chart:values-cell-range-address="Hoja1.T85:Hoja1.T87" chart:label-cell-address="Hoja1.T84:Hoja1.T84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ailability:</text:p>
                <draw:g>
                  <svg:desc>Hoja1.Q84:Hoja1.Q84</svg:desc>
                </draw:g>
              </table:table-cell>
              <table:table-cell office:value-type="string">
                <text:p>Elapsed time:</text:p>
                <draw:g>
                  <svg:desc>Hoja1.R84:Hoja1.R84</svg:desc>
                </draw:g>
              </table:table-cell>
              <table:table-cell office:value-type="string">
                <text:p>Response time:</text:p>
                <draw:g>
                  <svg:desc>Hoja1.S84:Hoja1.S84</svg:desc>
                </draw:g>
              </table:table-cell>
              <table:table-cell office:value-type="string">
                <text:p>Transaction rate:</text:p>
                <draw:g>
                  <svg:desc>Hoja1.T84:Hoja1.T8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rvidor Individual</text:p>
                <draw:g>
                  <svg:desc>Hoja1.P85:Hoja1.P87</svg:desc>
                </draw:g>
              </table:table-cell>
              <table:table-cell office:value-type="float" office:value="0">
                <text:p>0</text:p>
                <draw:g>
                  <svg:desc>Hoja1.Q85:Hoja1.Q87</svg:desc>
                </draw:g>
              </table:table-cell>
              <table:table-cell office:value-type="float" office:value="0.255571255556383">
                <text:p>0.255571255556383</text:p>
                <draw:g>
                  <svg:desc>Hoja1.R85:Hoja1.R87</svg:desc>
                </draw:g>
              </table:table-cell>
              <table:table-cell office:value-type="float" office:value="0.0171593835683117">
                <text:p>0.0171593835683117</text:p>
                <draw:g>
                  <svg:desc>Hoja1.S85:Hoja1.S87</svg:desc>
                </draw:g>
              </table:table-cell>
              <table:table-cell office:value-type="float" office:value="0.0133749350984926">
                <text:p>0.0133749350984926</text:p>
                <draw:g>
                  <svg:desc>Hoja1.T85:Hoja1.T87</svg:desc>
                </draw:g>
              </table:table-cell>
            </table:table-row>
            <table:table-row>
              <table:table-cell office:value-type="string">
                <text:p>Nginx – Round Robin</text:p>
              </table:table-cell>
              <table:table-cell office:value-type="float" office:value="0">
                <text:p>0</text:p>
              </table:table-cell>
              <table:table-cell office:value-type="float" office:value="0.239687296284138">
                <text:p>0.239687296284138</text:p>
              </table:table-cell>
              <table:table-cell office:value-type="float" office:value="0.479309688800235">
                <text:p>0.479309688800235</text:p>
              </table:table-cell>
              <table:table-cell office:value-type="float" office:value="1.01971074329929">
                <text:p>1.01971074329929</text:p>
              </table:table-cell>
            </table:table-row>
            <table:table-row>
              <table:table-cell office:value-type="string">
                <text:p>Haproxy – Round Robin</text:p>
              </table:table-cell>
              <table:table-cell office:value-type="float" office:value="0">
                <text:p>0</text:p>
              </table:table-cell>
              <table:table-cell office:value-type="float" office:value="0.292582372067156">
                <text:p>0.292582372067156</text:p>
              </table:table-cell>
              <table:table-cell office:value-type="float" office:value="0.506100560934068">
                <text:p>0.506100560934068</text:p>
              </table:table-cell>
              <table:table-cell office:value-type="float" office:value="1.20946452798106">
                <text:p>1.2094645279810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